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07701"/>
    </style:style>
    <style:style style:name="P3" style:family="paragraph" style:parent-style-name="Text_20_body" style:list-style-name="L1">
      <style:paragraph-properties fo:text-align="justify" style:justify-single-word="false"/>
      <style:text-properties officeooo:rsid="00007701" officeooo:paragraph-rsid="00007701"/>
    </style:style>
    <style:style style:name="P4" style:family="paragraph" style:parent-style-name="Heading_20_2">
      <style:paragraph-properties fo:text-align="justify" style:justify-single-word="false"/>
      <style:text-properties officeooo:rsid="00007701" officeooo:paragraph-rsid="00007701"/>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style:text-properties officeooo:rsid="00021a53" officeooo:paragraph-rsid="00021a53"/>
    </style:style>
    <style:style style:name="P7" style:family="paragraph" style:parent-style-name="Heading_20_1">
      <style:paragraph-properties fo:text-align="justify" style:justify-single-word="false"/>
      <style:text-properties officeooo:rsid="00007701" officeooo:paragraph-rsid="00007701"/>
    </style:style>
    <style:style style:name="P8" style:family="paragraph" style:parent-style-name="Heading_20_1">
      <style:paragraph-properties fo:text-align="justify" style:justify-single-word="false"/>
    </style:style>
    <style:style style:name="P9" style:family="paragraph" style:parent-style-name="Heading_20_1">
      <style:paragraph-properties fo:text-align="justify" style:justify-single-word="false"/>
      <style:text-properties officeooo:rsid="00021a53" officeooo:paragraph-rsid="00021a53"/>
    </style:style>
    <style:style style:name="T1" style:family="text">
      <style:text-properties officeooo:rsid="00086f10"/>
    </style:style>
    <style:style style:name="T2" style:family="text">
      <style:text-properties officeooo:rsid="000e4c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ction</text:h>
      <text:p text:style-name="P2"><text:tab/><text:span text:style-name="T1">Dans le cadre de notre PJE, nous souhaitons adapter un script javascript permettant de générer des tableaux aléatoirement, afin d’adapter un algorithme auto-apprenant afin d’attribuer une <text:s/>note probable aux nouveaux tableaux.</text:span></text:p>
      <text:h text:style-name="Heading_20_1" text:outline-level="1">Analyse de l’existant</text:h>
      <text:h text:style-name="P7" text:outline-level="1">Technologies utilisées</text:h>
      <text:list xml:id="list3258889180" text:style-name="L1">
        <text:list-item>
          <text:p text:style-name="P3">HTML</text:p>
        </text:list-item>
        <text:list-item>
          <text:p text:style-name="P3">CSS</text:p>
        </text:list-item>
        <text:list-item>
          <text:p text:style-name="P3">Ruby on Rails</text:p>
        </text:list-item>
        <text:list-item>
          <text:p text:style-name="P3">Heroku</text:p>
        </text:list-item>
        <text:list-item>
          <text:p text:style-name="P3">Git</text:p>
        </text:list-item>
      </text:list>
      <text:h text:style-name="P8" text:outline-level="1">Gestion des utilisateurs</text:h>
      <text:h text:style-name="P4" text:outline-level="2">Inscription</text:h>
      <text:p text:style-name="P2"><text:tab/><text:span text:style-name="T2">La première étape consiste en l’inscription d’un nouvel utilisateur.</text:span></text:p>
      <text:h text:style-name="P4" text:outline-level="2">Connection</text:h>
      <text:p text:style-name="P2">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ligula non fermentum vestibulum, elit odio convallis est, a pulvinar arcu libero eu tortor. Aliquam eget hendrerit massa. </text:p>
      <text:h text:style-name="P4" text:outline-level="2">Modification</text:h>
      <text:p text:style-name="P2">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text:soft-page-break/>ligula non fermentum vestibulum, elit odio convallis est, a pulvinar arcu libero eu tortor. Aliquam eget hendrerit massa. </text:p>
      <text:h text:style-name="P5" text:outline-level="2">Suppression</text:h>
      <text:p text:style-name="P1">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ligula non fermentum vestibulum, elit odio convallis est, a pulvinar arcu libero eu tortor. Aliquam eget hendrerit massa. </text:p>
      <text:h text:style-name="P7" text:outline-level="1">Notation de tableaux</text:h>
      <text:p text:style-name="P2">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ligula non fermentum vestibulum, elit odio convallis est, a pulvinar arcu libero eu tortor. Aliquam eget hendrerit massa. </text:p>
      <text:h text:style-name="P4" text:outline-level="2">Génération du tableau</text:h>
      <text:p text:style-name="P2">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ligula non fermentum vestibulum, elit odio convallis est, a pulvinar arcu libero eu tortor. Aliquam eget hendrerit massa. </text:p>
      <text:h text:style-name="P4" text:outline-level="2">Attribution d’une note à un tableau</text:h>
      <text:p text:style-name="P2">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text:soft-page-break/>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ligula non fermentum vestibulum, elit odio convallis est, a pulvinar arcu libero eu tortor. Aliquam eget hendrerit massa. </text:p>
      <text:h text:style-name="P4" text:outline-level="2">Affichage d’un tableau noté</text:h>
      <text:p text:style-name="P2">Lorem ipsum dolor sit amet, consectetur adipiscing elit. Proin aliquam, ipsum et mollis rhoncus, justo nunc vehicula lectus, at molestie est eros non ante. In eget tellus aliquam, lobortis diam in, porta ligula. Aliquam erat volutpat. Phasellus vestibulum id arcu nec sodales. Etiam facilisis magna in dolor ornare molestie. Integer rhoncus tortor in felis viverra faucibus. Vivamus ut neque varius, sodales purus nec, molestie ipsum. Curabitur sodales neque placerat auctor fermentum. Nulla nec enim sit amet risus viverra sollicitudin vel in tellus. Nunc pellentesque lectus sed lobortis faucibus. In justo justo, consequat ut risus eget, interdum dignissim erat. Mauris porta leo est, sed vehicula dolor efficitur sed. Etiam quis metus dolor. Sed laoreet in tortor ut hendrerit. Vivamus aliquam, ligula non fermentum vestibulum, elit odio convallis est, a pulvinar arcu libero eu tortor. Aliquam eget hendrerit massa. </text:p>
      <text:p text:style-name="P2"/>
      <text:h text:style-name="P9" text:outline-level="1">Base de données</text:h>
      <text:h text:style-name="P6" text:outline-level="2">Diagramme de clas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text-properties style:font-name="Times New Roman"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9:23:25.156206815</meta:creation-date>
    <dc:date>2018-01-24T13:41:42.843666685</dc:date>
    <meta:editing-duration>PT40M48S</meta:editing-duration>
    <meta:editing-cycles>6</meta:editing-cycles>
    <meta:generator>LibreOffice/5.4.2.2$Linux_X86_64 LibreOffice_project/40m0$Build-2</meta:generator>
    <meta:document-statistic meta:table-count="0" meta:image-count="0" meta:object-count="0" meta:page-count="3" meta:paragraph-count="28" meta:word-count="1046" meta:character-count="7037" meta:non-whitespace-character-count="6014"/>
  </office:meta>
</office:document-meta>
</file>